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Manager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Manager.isIntegration( String 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usManager.computeMap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tusManager.isStatus( String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usManager.getDefault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usManager.addStatus( 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Manager.Status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usManager.StatusManager( Status [ ] status , String default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usManager.newDefaul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Manager.getStatu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Manager.getDeliveryStatusList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tusManager.getPriority( String 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usManager.setDefaultStatus( String default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